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eeeeee" draw:textarea-horizontal-align="justify" draw:textarea-vertical-align="middle" draw:auto-grow-height="false" fo:min-height="15.85cm" fo:min-width="23.6cm"/>
    </style:style>
    <style:style style:name="gr2" style:family="graphic" style:parent-style-name="standard">
      <style:graphic-properties svg:stroke-color="#111111" draw:fill-color="#eeeeee" draw:textarea-horizontal-align="justify" draw:textarea-vertical-align="middle" draw:auto-grow-height="false" fo:min-height="2.15cm" fo:min-width="7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8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2.2cm"/>
    </style:style>
    <style:style style:name="gr5" style:family="graphic" style:parent-style-name="standard">
      <style:graphic-properties svg:stroke-color="#000000" draw:fill-color="#eeeeee" draw:opacity="50%" draw:opacity-name="" draw:textarea-horizontal-align="justify" draw:textarea-vertical-align="middle" draw:auto-grow-height="false" fo:min-height="3.05cm" fo:min-width="23.1cm" draw:shadow="hidden"/>
    </style:style>
    <style:style style:name="gr6" style:family="graphic" style:parent-style-name="standard">
      <style:graphic-properties svg:stroke-color="#000000" draw:fill-color="#eeeeee" draw:opacity="50%" draw:opacity-name="" draw:textarea-horizontal-align="justify" draw:textarea-vertical-align="middle" draw:auto-grow-height="false" fo:min-height="5.55cm" fo:min-width="22.8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5.65cm" fo:min-width="2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1cm" svg:height="16.1cm" svg:x="2.4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2.4cm" svg:x="11.2cm" svg:y="6.6cm">
          <text:p text:style-name="P2">Goog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cm" svg:height="0.9cm" svg:x="10.8cm" svg:y="9.2cm">
          <text:p text:style-name="P2">Recherch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cm" svg:height="0.9cm" svg:x="23.3cm" svg:y="2.8cm">
          <text:p text:style-name="P2"><text:span text:style-name="T1">Connex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3.6cm" svg:height="3.3cm" svg:x="2.6cm" svg:y="2.4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3.3cm" svg:height="5.8cm" svg:x="2.7cm" svg:y="6cm">
          <text:p text:style-name="P2"/>
          <text:p text:style-name="P2"/>
          <text:p text:style-name="P2"/>
          <text:p text:style-name="P2"/>
          <text:p text:style-name="P2"/>
          <text:p text:style-name="P2">SEC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3.5cm" svg:height="5.9cm" svg:x="2.6cm" svg:y="1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FOO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08:05.970716304</meta:creation-date>
    <dc:date>2017-03-06T11:41:39.424725194</dc:date>
    <meta:editing-duration>PT22M16S</meta:editing-duration>
    <meta:editing-cycles>2</meta:editing-cycles>
    <meta:generator>LibreOffice/5.1.6.2$Linux_X86_64 LibreOffice_project/10m0$Build-2</meta:generator>
    <meta:document-statistic meta:object-count="7"/>
  </office:meta>
</office:document-meta>
</file>